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7ec" officeooo:paragraph-rsid="000e77ec"/>
    </style:style>
    <style:style style:name="P2" style:family="paragraph" style:parent-style-name="Standard">
      <style:text-properties officeooo:rsid="000e94b0" officeooo:paragraph-rsid="000e94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 linha </text:p>
      <text:p text:style-name="P2">segunda linha da maquina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2:03.399539217</meta:creation-date>
    <dc:date>2018-04-21T16:26:16.351815962</dc:date>
    <meta:editing-duration>PT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7" meta:character-count="41" meta:non-whitespace-character-count="35"/>
  </office:meta>
</office:document-meta>
</file>